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nergiespeicher" style:family="table">
      <style:table-properties style:width="17cm" table:align="margins"/>
    </style:style>
    <style:style style:name="Energiespeicher.A" style:family="table-column">
      <style:table-column-properties style:column-width="8.5cm" style:rel-column-width="32767*"/>
    </style:style>
    <style:style style:name="Energiespeicher.B" style:family="table-column">
      <style:table-column-properties style:column-width="8.5cm" style:rel-column-width="32768*"/>
    </style:style>
    <style:style style:name="Energiespeicher.A1" style:family="table-cell">
      <style:table-cell-properties fo:padding="0.097cm" fo:border="0.05pt solid #000000"/>
    </style:style>
    <style:style style:name="Energiespeicher.A2" style:family="table-cell">
      <style:table-cell-properties fo:padding="0.097cm" fo:border-left="0.05pt solid #000000" fo:border-right="none" fo:border-top="none" fo:border-bottom="0.05pt solid #000000"/>
    </style:style>
    <style:style style:name="Energiespeicher.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a7181" officeooo:paragraph-rsid="000a7181"/>
    </style:style>
    <style:style style:name="P2" style:family="paragraph" style:parent-style-name="Standard">
      <style:text-properties officeooo:paragraph-rsid="000a7181"/>
    </style:style>
    <style:style style:name="P3" style:family="paragraph" style:parent-style-name="Table_20_Contents">
      <style:text-properties style:font-name="Arial" officeooo:rsid="000a7181" officeooo:paragraph-rsid="000a7181"/>
    </style:style>
    <style:style style:name="P4" style:family="paragraph" style:parent-style-name="Table_20_Contents">
      <style:text-properties style:font-name="Arial" officeooo:rsid="000b1098" officeooo:paragraph-rsid="000b1098"/>
    </style:style>
    <style:style style:name="P5" style:family="paragraph" style:parent-style-name="Table_20_Contents">
      <style:paragraph-properties fo:text-align="center" style:justify-single-word="false"/>
      <style:text-properties style:font-name="Arial" fo:font-weight="bold" officeooo:rsid="000a7181" officeooo:paragraph-rsid="000a7181" style:font-weight-asian="bold" style:font-weight-complex="bold"/>
    </style:style>
    <style:style style:name="P6" style:family="paragraph" style:parent-style-name="Standard">
      <style:text-properties style:font-name="Arial" officeooo:rsid="000b1098" officeooo:paragraph-rsid="000b1098"/>
    </style:style>
    <style:style style:name="P7" style:family="paragraph" style:parent-style-name="Standard">
      <style:text-properties style:font-name="Arial" officeooo:rsid="000b81be" officeooo:paragraph-rsid="000b81be"/>
    </style:style>
    <style:style style:name="P8" style:family="paragraph" style:parent-style-name="Standard">
      <style:text-properties style:font-name="Arial" officeooo:rsid="000b81be" officeooo:paragraph-rsid="000b1098"/>
    </style:style>
    <style:style style:name="P9" style:family="paragraph" style:parent-style-name="Standard">
      <style:text-properties style:font-name="Arial" officeooo:rsid="000a7181" officeooo:paragraph-rsid="000a7181"/>
    </style:style>
    <style:style style:name="P10" style:family="paragraph" style:parent-style-name="Standard">
      <style:text-properties style:font-name="Arial" officeooo:rsid="000bb485" officeooo:paragraph-rsid="000bb485"/>
    </style:style>
    <style:style style:name="P11" style:family="paragraph" style:parent-style-name="Standard">
      <style:paragraph-properties fo:text-align="center" style:justify-single-word="false"/>
      <style:text-properties style:font-name="Arial" fo:font-weight="bold" officeooo:rsid="000a7181" officeooo:paragraph-rsid="000a7181" style:font-weight-asian="bold" style:font-weight-complex="bold"/>
    </style:style>
    <style:style style:name="P12" style:family="paragraph" style:parent-style-name="Standard">
      <style:text-properties officeooo:rsid="000b81be" officeooo:paragraph-rsid="000b81be"/>
    </style:style>
    <style:style style:name="P13" style:family="paragraph" style:parent-style-name="Standard">
      <style:text-properties officeooo:rsid="000bb485" officeooo:paragraph-rsid="000bb485"/>
    </style:style>
    <style:style style:name="T1" style:family="text">
      <style:text-properties style:font-name="Arial"/>
    </style:style>
    <style:style style:name="T2" style:family="text">
      <style:text-properties style:font-name="Arial" officeooo:rsid="000b1098"/>
    </style:style>
    <style:style style:name="T3" style:family="text">
      <style:text-properties officeooo:rsid="000b1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 Robot – Energie</text:p>
      <text:p text:style-name="P1"/>
      <text:p text:style-name="P1"/>
      <text:p text:style-name="P10">Energiehaushalt:</text:p>
      <text:p text:style-name="P1">Grundsätzlich stehen sich bei I robot zwei zusammengesetzte Werte gegenüber:</text:p>
      <text:p text:style-name="P1">Energiegewinn vs. Energieverbrauch.</text:p>
      <text:p text:style-name="P1">Energiegewinn gibt an wie viel Energie in einer Zeiteinheit gewonnen wird, Energieverbrauch gibt an wie viel Energie in einer Zeiteinheit verbraucht wird.</text:p>
      <text:p text:style-name="P1">Zusammengesetzt sind die Werte deshalb da bei beiden mehrere Faktoren einfließen können, nicht müssen.</text:p>
      <text:p text:style-name="P1"/>
      <text:p text:style-name="P1">Energiegewinn</text:p>
      <text:p text:style-name="P1">Generatoren, Solarzellen, Bewegungsgeneratoren (wie diese Armbanduhren die sich durch die Bewegung aufladen)</text:p>
      <text:p text:style-name="P1"/>
      <text:p text:style-name="P1">Energieverbrauch</text:p>
      <text:p text:style-name="P1">Alles was Energie verbraucht (grob in dieser Reihenfolge):</text:p>
      <text:p text:style-name="P1">Sensorik, <text:span text:style-name="T3">Gyro, </text:span>Bewegung, Temperaturregulierung, Zusatzmodule, Energiewaffen</text:p>
      <text:p text:style-name="P1"/>
      <text:p text:style-name="P1"/>
      <text:p text:style-name="P1"/>
      <text:p text:style-name="P1">Ausgangsszenario:</text:p>
      <text:p text:style-name="P1">Für den Einstieg gegen wir von folgender Konfiguration aus</text:p>
      <text:p text:style-name="P1"/>
      <table:table table:name="Energiespeicher" table:style-name="Energiespeicher">
        <table:table-column table:style-name="Energiespeicher.A"/>
        <table:table-column table:style-name="Energiespeicher.B"/>
        <table:table-row>
          <table:table-cell table:style-name="Energiespeicher.A1" table:number-columns-spanned="2" office:value-type="string">
            <text:p text:style-name="P5">Energiespeicher</text:p>
          </table:table-cell>
          <table:covered-table-cell/>
        </table:table-row>
        <table:table-row>
          <table:table-cell table:style-name="Energiespeicher.A2" office:value-type="string">
            <text:p text:style-name="P3">Generator</text:p>
          </table:table-cell>
          <table:table-cell table:style-name="Energiespeicher.B2" office:value-type="string">
            <text:p text:style-name="P3">100</text:p>
          </table:table-cell>
        </table:table-row>
        <table:table-row>
          <table:table-cell table:style-name="Energiespeicher.A2" office:value-type="string">
            <text:p text:style-name="P3">Batterie 1</text:p>
          </table:table-cell>
          <table:table-cell table:style-name="Energiespeicher.B2" office:value-type="string">
            <text:p text:style-name="P3">100</text:p>
          </table:table-cell>
        </table:table-row>
        <table:table-row>
          <table:table-cell table:style-name="Energiespeicher.A2" office:value-type="string">
            <text:p text:style-name="P3">Batterie 2</text:p>
          </table:table-cell>
          <table:table-cell table:style-name="Energiespeicher.B2" office:value-type="string">
            <text:p text:style-name="P3">100</text:p>
          </table:table-cell>
        </table:table-row>
        <table:table-row>
          <table:table-cell table:style-name="Energiespeicher.A2" office:value-type="string">
            <text:p text:style-name="P3">Gesamt:</text:p>
          </table:table-cell>
          <table:table-cell table:style-name="Energiespeicher.B2" office:value-type="string">
            <text:p text:style-name="P3">300</text:p>
          </table:table-cell>
        </table:table-row>
      </table:table>
      <text:p text:style-name="P1"/>
      <text:p text:style-name="P1"/>
      <table:table table:name="Tabelle1" table:style-name="Tabelle1">
        <table:table-column table:style-name="Tabelle1.A"/>
        <table:table-column table:style-name="Tabelle1.B"/>
        <table:table-row>
          <table:table-cell table:style-name="Tabelle1.A1" table:number-columns-spanned="2" office:value-type="string">
            <text:p text:style-name="P5">Energiegewinn (EE/Sekunde)</text:p>
          </table:table-cell>
          <table:covered-table-cell/>
        </table:table-row>
        <table:table-row>
          <table:table-cell table:style-name="Tabelle1.A2" office:value-type="string">
            <text:p text:style-name="P3">Generator (benötigt Energiezelle)</text:p>
          </table:table-cell>
          <table:table-cell table:style-name="Tabelle1.B2" office:value-type="string">
            <text:p text:style-name="P4">30</text:p>
          </table:table-cell>
        </table:table-row>
        <table:table-row>
          <table:table-cell table:style-name="Tabelle1.A2" office:value-type="string">
            <text:p text:style-name="P3">Solarmodul</text:p>
          </table:table-cell>
          <table:table-cell table:style-name="Tabelle1.B2" office:value-type="string">
            <text:p text:style-name="P4">15</text:p>
          </table:table-cell>
        </table:table-row>
        <table:table-row>
          <table:table-cell table:style-name="Tabelle1.A2" office:value-type="string">
            <text:p text:style-name="P3"/>
          </table:table-cell>
          <table:table-cell table:style-name="Tabelle1.B2" office:value-type="string">
            <text:p text:style-name="P3"/>
          </table:table-cell>
        </table:table-row>
        <table:table-row>
          <table:table-cell table:style-name="Tabelle1.A2" office:value-type="string">
            <text:p text:style-name="P3"/>
          </table:table-cell>
          <table:table-cell table:style-name="Tabelle1.B2" office:value-type="string">
            <text:p text:style-name="P3"/>
          </table:table-cell>
        </table:table-row>
      </table:table>
      <text:p text:style-name="P2"/>
      <text:p text:style-name="P2"/>
      <table:table table:name="Tabelle2" table:style-name="Tabelle2">
        <table:table-column table:style-name="Tabelle2.A"/>
        <table:table-column table:style-name="Tabelle2.B"/>
        <table:table-row>
          <table:table-cell table:style-name="Tabelle2.A1" table:number-columns-spanned="2" office:value-type="string">
            <text:p text:style-name="P5">Energieverbrauch (EE/Sekunde)</text:p>
          </table:table-cell>
          <table:covered-table-cell/>
        </table:table-row>
        <table:table-row>
          <table:table-cell table:style-name="Tabelle2.A2" office:value-type="string">
            <text:p text:style-name="P3">Sensorik - Optik</text:p>
          </table:table-cell>
          <table:table-cell table:style-name="Tabelle2.B2" office:value-type="string">
            <text:p text:style-name="P3">3</text:p>
          </table:table-cell>
        </table:table-row>
        <table:table-row>
          <table:table-cell table:style-name="Tabelle2.A2" office:value-type="string">
            <text:p text:style-name="P3">Sensorik - Akustik</text:p>
          </table:table-cell>
          <table:table-cell table:style-name="Tabelle2.B2" office:value-type="string">
            <text:p text:style-name="P3">2</text:p>
          </table:table-cell>
        </table:table-row>
        <table:table-row>
          <table:table-cell table:style-name="Tabelle2.A2" office:value-type="string">
            <text:p text:style-name="P4">Gyro</text:p>
          </table:table-cell>
          <table:table-cell table:style-name="Tabelle2.B2" office:value-type="string">
            <text:p text:style-name="P4">5</text:p>
          </table:table-cell>
        </table:table-row>
        <table:table-row>
          <table:table-cell table:style-name="Tabelle2.A2" office:value-type="string">
            <text:p text:style-name="P4">Gehen</text:p>
          </table:table-cell>
          <table:table-cell table:style-name="Tabelle2.B2" office:value-type="string">
            <text:p text:style-name="P4">3</text:p>
          </table:table-cell>
        </table:table-row>
        <table:table-row>
          <table:table-cell table:style-name="Tabelle2.A2" office:value-type="string">
            <text:p text:style-name="P4">Joggen</text:p>
          </table:table-cell>
          <table:table-cell table:style-name="Tabelle2.B2" office:value-type="string">
            <text:p text:style-name="P4">5</text:p>
          </table:table-cell>
        </table:table-row>
        <table:table-row>
          <table:table-cell table:style-name="Tabelle2.A2" office:value-type="string">
            <text:p text:style-name="P4">Rennen</text:p>
          </table:table-cell>
          <table:table-cell table:style-name="Tabelle2.B2" office:value-type="string">
            <text:p text:style-name="P4">10</text:p>
          </table:table-cell>
        </table:table-row>
        <text:soft-page-break/>
        <table:table-row>
          <table:table-cell table:style-name="Tabelle2.A2" office:value-type="string">
            <text:p text:style-name="P4">Sprinten</text:p>
          </table:table-cell>
          <table:table-cell table:style-name="Tabelle2.B2" office:value-type="string">
            <text:p text:style-name="P4">20</text:p>
          </table:table-cell>
        </table:table-row>
      </table:table>
      <text:p text:style-name="P6">Steigungen/Gefälle:</text:p>
      <text:p text:style-name="P7">Bei Steigungen und Gefällen wirkt sich die Neigung zunächst auf die Geschwindigkeit aus.</text:p>
      <text:p text:style-name="P7">Bei einer Steigung reduziert sich die Geschwindigkeit um den % der Steigung, ein Gefälle dagegen erzeugt eine Beschleunigung um den % des Gefälles.</text:p>
      <text:p text:style-name="P8"/>
      <text:p text:style-name="P12"><text:span text:style-name="T1">Wirkt der Spieler diesen Effekten entgegen, steigt der Energieverbrauch entweder für seine Beschleunigung (bei einer Steigung) oder für das Bremsen (bei einem Gefälle) wieder jeweils um den %.</text:span><text:span text:style-name="T2"> </text:span></text:p>
      <text:p text:style-name="P12"><text:span text:style-name="T2"/></text:p>
      <text:p text:style-name="P12"><text:span text:style-name="T2"/></text:p>
      <text:p text:style-name="P13"><text:span text:style-name="T2">E</text:span><text:span text:style-name="T1">nergie bei Modulen</text:span></text:p>
      <text:p text:style-name="P13"><text:span text:style-name="T1"/></text:p>
      <text:p text:style-name="P13"><text:span text:style-name="T1">Energiegewinn und -verbrauch hängen, wie oben beschrieben, stark von den verwendeten Modulen ab. So können Generatoren unterschiedlich schnell Energie produzieren, Batterien unterschiedlich viel Energie speichern und Module unterschiedlich viel Energie verbrauchen.</text:span></text:p>
      <text:p text:style-name="P13"><text:span text:style-name="T1">Um diese Unterschiede dazustellen verfügen alle Module über die Eigenschaft „Effizienz“. Der Wert von „Effizienz“ gibt an, wie es um den Energieumsatz des Moduls bestellt ist. Je höher der Wert, desto effizienter Arbeitet das Modul.</text:span></text:p>
      <text:p text:style-name="P13"><text:span text:style-name="T1">Ein Generator der normalerweise (bei Effizienz 100%) 10 EE produziert, würde bei Effizienz 150% entsprechend 15 EE produzieren.</text:span></text:p>
      <text:p text:style-name="P13"><text:span text:style-name="T1">Ein schlechteres Modell mit Effizienz 50% dagegen produziert nur 5 EE im selben Zeitraum.</text:span></text:p>
      <text:p text:style-name="P13"><text:span text:style-name="T1">Module die Energie verbrauchen verbrauchen bei höherer Effizienz entsprechend weni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3T12:09:11.413000000</meta:creation-date>
    <meta:generator>LibreOffice/5.3.7.2$Windows_X86_64 LibreOffice_project/6b8ed514a9f8b44d37a1b96673cbbdd077e24059</meta:generator>
    <dc:date>2018-12-26T08:31:22.897000000</dc:date>
    <meta:editing-duration>PT16M17S</meta:editing-duration>
    <meta:editing-cycles>2</meta:editing-cycles>
    <meta:document-statistic meta:table-count="3" meta:image-count="0" meta:object-count="0" meta:page-count="2" meta:paragraph-count="52" meta:word-count="306" meta:character-count="2248" meta:non-whitespace-character-count="1992"/>
  </office:meta>
</office:document-meta>
</file>